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style:font-name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style-asian="normal" style:font-style-complex="normal" fo:font-style="normal" fo:font-size="14pt" style:font-relief="none" style:text-emphasize="none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solid" style:text-underline-width="auto" style:text-underline-color="font-color" fo:font-weight="bold" style:font-name="Liberation Sans" style:text-overline-style="none" style:text-overline-color="font-color"/>
    </style:style>
    <style:style style:name="T2" style:family="text">
      <style:text-properties style:font-style-asian="normal" style:font-style-complex="normal" fo:font-style="normal"/>
    </style:style>
    <style:style style:name="T3" style:family="text">
      <style:text-properties style:font-style-asian="normal" style:font-style-complex="normal" fo:font-style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font-size-complex="8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8pt" style:font-name-asian="Noto Sans CJK SC" style:font-name-complex="Noto Sans Devanagari" style:font-weight-asian="normal" style:font-weight-complex="normal" style:font-style-asian="normal" style:font-style-complex="normal" style:text-emphasize="none" style:font-relief="none" fo:font-weight="normal" style:font-size-asian="8pt"/>
    </style:style>
    <style:style style:name="T6" style:family="text">
      <style:text-properties style:font-size-complex="8pt" fo:font-size="8pt" style:font-size-asian="8pt"/>
    </style:style>
    <style:style style:name="T7" style:family="text">
      <style:text-properties fo:font-size="8pt" style:font-size-asian="8pt" style:font-name="Liberation Sans" style:font-name-complex="Noto Sans Devanagari" style:font-weight-asian="normal" style:font-weight-complex="normal" style:font-style-asian="normal" style:font-style-complex="normal" style:text-emphasize="none" style:font-relief="none" fo:font-weight="normal" style:text-underline-style="none" style:text-underline-color="font-color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size-complex="8pt"/>
    </style:style>
    <style:style style:name="T8" style:family="text">
      <style:text-properties fo:font-size="8pt" style:font-size-asian="8pt" style:font-name="Liberation Sans" style:font-name-complex="Noto Sans Devanagari" style:font-weight-asian="normal" style:font-weight-complex="normal" style:text-emphasize="none" style:font-relief="none" fo:font-weight="normal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style:text-line-through-type="none" style:language-complex="hi" style:country-complex="IN" style:font-size-complex="8pt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fo:font-size="8pt" style:font-size-asian="8pt" style:font-name="Liberation Sans" style:font-name-complex="Noto Sans Devanagari" style:font-weight-asian="normal" style:font-weight-complex="normal" style:text-emphasize="none" style:font-relief="none" fo:font-weight="normal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style:text-line-through-type="none" style:language-complex="hi" style:country-complex="IN" style:font-size-complex="8pt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14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4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 table:number-rows-repeated="3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106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I113];[.AI122];[.AI129];[.AI137];[.AI150];[.AI157];[.AI164];[.AI173];[.AI181];[.AI193];[.AI201];[.AI208])" office:value-type="float" office:value="0" calcext:value-type="float">
            <text:p>0</text:p>
          </table:table-cell>
          <table:table-cell table:style-name="ce22" table:formula="of:=([.B303]-12)*0.02083333" office:value-type="percentage" office:value="-0.24999996" calcext:value-type="percentage">
            <text:p>-25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111111111111111" calcext:value-type="percentage">
            <text:p>11.11%</text:p>
          </table:table-cell>
          <table:table-cell table:style-name="ce23" table:formula="of:=IF(MAX([.B303:.B311])&lt;=[.B30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I112];[.AI124];[.AI133];[.AI145];[.AI154];[.AI162];[.AI169];[.AI177];[.AI185];[.AI195];[.AI204];[.AI212])" office:value-type="float" office:value="0" calcext:value-type="float">
            <text:p>0</text:p>
          </table:table-cell>
          <table:table-cell table:style-name="ce22" table:formula="of:=([.B304]-12)*0.02083333" office:value-type="percentage" office:value="-0.24999996" calcext:value-type="percentage">
            <text:p>-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4]/[.C312])" office:value-type="percentage" office:value="0.111111111111111" calcext:value-type="percentage">
            <text:p>11.11%</text:p>
          </table:table-cell>
          <table:table-cell table:style-name="ce23" table:formula="of:=IF(MAX([.B303:.B311])&lt;=[.B304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I105];[.AI117];[.AI126];[.AI134];[.AI143];[.AI152];[.AI161];[.AI176];[.AI184];[.AI191];[.AI202];[.AI211])" office:value-type="float" office:value="0" calcext:value-type="float">
            <text:p>0</text:p>
          </table:table-cell>
          <table:table-cell table:style-name="ce22" table:formula="of:=([.B305]-12)*0.02083333" office:value-type="percentage" office:value="-0.24999996" calcext:value-type="percentage">
            <text:p>-25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5]/[.C312])" office:value-type="percentage" office:value="0.111111111111111" calcext:value-type="percentage">
            <text:p>11.11%</text:p>
          </table:table-cell>
          <table:table-cell table:style-name="ce23" table:formula="of:=IF(MAX([.B303:.B311])&lt;=[.B30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I108];[.AI116];[.AI121];[.AI132];[.AI142];[.AI151];[.AI160];[.AI170];[.AI179];[.AI187];[.AI194];[.AI203])" office:value-type="float" office:value="0" calcext:value-type="float">
            <text:p>0</text:p>
          </table:table-cell>
          <table:table-cell table:style-name="ce22" table:formula="of:=([.B306]-12)*0.02083333" office:value-type="percentage" office:value="-0.24999996" calcext:value-type="percentage">
            <text:p>-2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6]/[.C312])" office:value-type="percentage" office:value="0.111111111111111" calcext:value-type="percentage">
            <text:p>11.11%</text:p>
          </table:table-cell>
          <table:table-cell table:style-name="ce23" table:formula="of:=IF(MAX([.B303:.B311])&lt;=[.B306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I110];[.AI119];[.AI128];[.AI136];[.AI144];[.AI153];[.AI165];[.AI171];[.AI180];[.AI188];[.AI197];[.AI207])" office:value-type="float" office:value="0" calcext:value-type="float">
            <text:p>0</text:p>
          </table:table-cell>
          <table:table-cell table:style-name="ce22" table:formula="of:=([.B307]-12)*0.02083333" office:value-type="percentage" office:value="-0.24999996" calcext:value-type="percentage">
            <text:p>-25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7]/[.C312])" office:value-type="percentage" office:value="0.111111111111111" calcext:value-type="percentage">
            <text:p>11.11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I107];[.AI114];[.AI123];[.AI131];[.AI139];[.AI147];[.AI156];[.AI168];[.AI175];[.AI186];[.AI196];[.AI206])" office:value-type="float" office:value="0" calcext:value-type="float">
            <text:p>0</text:p>
          </table:table-cell>
          <table:table-cell table:style-name="ce22" table:formula="of:=([.B308]-12)*0.02083333" office:value-type="percentage" office:value="-0.24999996" calcext:value-type="percentage">
            <text:p>-25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111111111111111" calcext:value-type="percentage">
            <text:p>11.11%</text:p>
          </table:table-cell>
          <table:table-cell table:style-name="ce23" table:formula="of:=IF(MAX([.B303:.B311])&lt;=[.B308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I109];[.AI118];[.AI127];[.AI140];[.AI149];[.AI159];[.AI167];[.AI174];[.AI183];[.AI192];[.AI200];[.AI210])" office:value-type="float" office:value="0" calcext:value-type="float">
            <text:p>0</text:p>
          </table:table-cell>
          <table:table-cell table:style-name="ce22" table:formula="of:=([.B309]-12)*0.02083333" office:value-type="percentage" office:value="-0.24999996" calcext:value-type="percentage">
            <text:p>-25.00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9]/[.C312])" office:value-type="percentage" office:value="0.111111111111111" calcext:value-type="percentage">
            <text:p>11.11%</text:p>
          </table:table-cell>
          <table:table-cell table:style-name="ce23" table:formula="of:=IF(MAX([.B303:.B311])&lt;=[.B309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111];[.AI120];[.AI130];[.AI138];[.AI146];[.AI155];[.AI163];[.AI172];[.AI182];[.AI190];[.AI199];[.AI209])" office:value-type="float" office:value="0" calcext:value-type="float">
            <text:p>0</text:p>
          </table:table-cell>
          <table:table-cell table:style-name="ce22" table:formula="of:=([.B310]-12)*0.02083333" office:value-type="percentage" office:value="-0.24999996" calcext:value-type="percentage">
            <text:p>-2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10]/[.C312])" office:value-type="percentage" office:value="0.111111111111111" calcext:value-type="percentage">
            <text:p>11.11%</text:p>
          </table:table-cell>
          <table:table-cell table:style-name="ce23" table:formula="of:=IF(MAX([.B303:.B311])&lt;=[.B310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19" table:formula="of:=SUM([.AI106];[.AI115];[.AI125];[.AI135];[.AI141];[.AI148];[.AI158];[.AI166];[.AI178];[.AI189];[.AI198];[.AI205])" office:value-type="float" office:value="0" calcext:value-type="float">
            <text:p>0</text:p>
          </table:table-cell>
          <table:table-cell table:style-name="ce22" table:formula="of:=([.B311]-12)*0.02083333" office:value-type="percentage" office:value="-0.24999996" calcext:value-type="percentage">
            <text:p>-25.00%</text:p>
          </table:table-cell>
          <table:table-cell table:style-name="ce19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11]/[.C312])" office:value-type="percentage" office:value="0.111111111111111" calcext:value-type="percentage">
            <text:p>11.11%</text:p>
          </table:table-cell>
          <table:table-cell table:style-name="ce23" table:formula="of:=IF(MAX([.B307:.B315])&lt;=[.B31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0"/>
          <table:table-cell table:style-name="ce23" table:formula="of:=SUM([.C303:.C311])" office:value-type="percentage" office:value="-2.24999964" calcext:value-type="percentage">
            <text:p>-225.00%</text:p>
          </table:table-cell>
          <table:table-cell table:style-name="ce20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20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14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2]-4)*0.0625" office:value-type="percentage" office:value="0" calcext:value-type="percentage">
            <text:p>0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2]/[.C331])" office:value-type="percentage" office:value="-0" calcext:value-type="percentage">
            <text:p>0.00%</text:p>
          </table:table-cell>
          <table:table-cell table:style-name="ce23" table:formula="of:=IF(MAX([.B322:.B330])&lt;=[.B322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I234];[.AI239];[.AI249];[.AI255])" office:value-type="float" office:value="0" calcext:value-type="float">
            <text:p>0</text:p>
          </table:table-cell>
          <table:table-cell table:style-name="ce24" table:formula="of:=([.B323]-4)*0.0625" office:value-type="percentage" office:value="-0.25" calcext:value-type="percentage">
            <text:p>-25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3]/[.C331])" office:value-type="percentage" office:value="0.125" calcext:value-type="percentage">
            <text:p>12.50%</text:p>
          </table:table-cell>
          <table:table-cell table:style-name="ce23" table:formula="of:=IF(MAX([.B322:.B330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I228];[.AI237];[.AI245];[.AI253])" office:value-type="float" office:value="0" calcext:value-type="float">
            <text:p>0</text:p>
          </table:table-cell>
          <table:table-cell table:style-name="ce24" table:formula="of:=([.B324]-4)*0.0625" office:value-type="percentage" office:value="-0.25" calcext:value-type="percentage">
            <text:p>-2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4]/[.C331])" office:value-type="percentage" office:value="0.125" calcext:value-type="percentage">
            <text:p>12.50%</text:p>
          </table:table-cell>
          <table:table-cell table:style-name="ce23" table:formula="of:=IF(MAX([.B322:.B330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I226];[.AI236];[.AI247];[.AI256])" office:value-type="float" office:value="0" calcext:value-type="float">
            <text:p>0</text:p>
          </table:table-cell>
          <table:table-cell table:style-name="ce24" table:formula="of:=([.B325]-4)*0.0625" office:value-type="percentage" office:value="-0.25" calcext:value-type="percentage">
            <text:p>-25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5]/[.C331])" office:value-type="percentage" office:value="0.125" calcext:value-type="percentage">
            <text:p>12.50%</text:p>
          </table:table-cell>
          <table:table-cell table:style-name="ce23" table:formula="of:=IF(MAX([.B322:.B330])&lt;=[.B32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I225];[.AI233];[.AI243];[.AI251])" office:value-type="float" office:value="0" calcext:value-type="float">
            <text:p>0</text:p>
          </table:table-cell>
          <table:table-cell table:style-name="ce24" table:formula="of:=([.B326]-4)*0.0625" office:value-type="percentage" office:value="-0.25" calcext:value-type="percentage">
            <text:p>-25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1])" office:value-type="percentage" office:value="0.125" calcext:value-type="percentage">
            <text:p>12.50%</text:p>
          </table:table-cell>
          <table:table-cell table:style-name="ce23" table:formula="of:=IF(MAX([.B322:.B330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I229];[.AI240];[.AI246];[.AI258])" office:value-type="float" office:value="0" calcext:value-type="float">
            <text:p>0</text:p>
          </table:table-cell>
          <table:table-cell table:style-name="ce24" table:formula="of:=([.B327]-4)*0.0625" office:value-type="percentage" office:value="-0.25" calcext:value-type="percentage">
            <text:p>-25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1])" office:value-type="percentage" office:value="0.125" calcext:value-type="percentage">
            <text:p>12.50%</text:p>
          </table:table-cell>
          <table:table-cell table:style-name="ce23" table:formula="of:=IF(MAX([.B322:.B330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I227];[.AI235];[.AI242];[.AI254])" office:value-type="float" office:value="0" calcext:value-type="float">
            <text:p>0</text:p>
          </table:table-cell>
          <table:table-cell table:style-name="ce24" table:formula="of:=([.B328]-4)*0.0625" office:value-type="percentage" office:value="-0.25" calcext:value-type="percentage">
            <text:p>-25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8]/[.C331])" office:value-type="percentage" office:value="0.125" calcext:value-type="percentage">
            <text:p>12.50%</text:p>
          </table:table-cell>
          <table:table-cell table:style-name="ce23" table:formula="of:=IF(MAX([.B322:.B330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231];[.AI238];[.AI248];[.AI257])" office:value-type="float" office:value="0" calcext:value-type="float">
            <text:p>0</text:p>
          </table:table-cell>
          <table:table-cell table:style-name="ce24" table:formula="of:=([.B329]-4)*0.0625" office:value-type="percentage" office:value="-0.25" calcext:value-type="percentage">
            <text:p>-25%</text:p>
          </table:table-cell>
          <table:table-cell table:style-name="ce18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9]/[.C331])" office:value-type="percentage" office:value="0.125" calcext:value-type="percentage">
            <text:p>12.50%</text:p>
          </table:table-cell>
          <table:table-cell table:style-name="ce23" table:formula="of:=IF(MAX([.B322:.B330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19" table:formula="of:=SUM([.AI232];[.AI244];[.AI250];[.AI259])" office:value-type="float" office:value="0" calcext:value-type="float">
            <text:p>0</text:p>
          </table:table-cell>
          <table:table-cell table:style-name="ce25" table:formula="of:=([.B330]-4)*0.0625" office:value-type="percentage" office:value="-0.25" calcext:value-type="percentage">
            <text:p>-25%</text:p>
          </table:table-cell>
          <table:table-cell table:style-name="ce19" table:formula="of:=IF([.C330]&lt;=0.2;&quot;Very Low&quot;;IF([.C330]&lt;=0.36;&quot;Low&quot;;IF([.C330]&lt;=0.46;&quot;A Little Low&quot;;IF([.C330]&lt;=0.53;&quot;Average&quot;;IF([.C330]&lt;=0.63;&quot;A Little High&quot;;IF([.C330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30]/[.C331])" office:value-type="percentage" office:value="0.125" calcext:value-type="percentage">
            <text:p>12.50%</text:p>
          </table:table-cell>
          <table:table-cell table:style-name="ce23" table:formula="of:=IF(MAX([.B326:.B333])&lt;=[.B330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2:.C330])" office:value-type="percentage" office:value="-2" calcext:value-type="percentage">
            <text:p>-200%</text:p>
          </table:table-cell>
          <table:table-cell table:style-name="ce20"/>
          <table:table-cell table:style-name="ce23" table:formula="of:=SUM([.E322:.E330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12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13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5">
          <table:table-cell table:style-name="ce13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)" office:value-type="float" office:value="8" calcext:value-type="float">
            <text:p>8</text:p>
          </table:table-cell>
          <table:table-cell table:style-name="ce22" table:formula="of:=([.B340]-9)*0.0277778" office:value-type="percentage" office:value="-0.0277778" calcext:value-type="percentage">
            <text:p>-2.78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0]/[.C349])" office:value-type="percentage" office:value="0.0136986301369863" calcext:value-type="percentage">
            <text:p>1.37%</text:p>
          </table:table-cell>
          <table:table-cell table:style-name="ce23" table:formula="of:=IF(MAX([.B340:.B348])&lt;=[.B340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I149];[.AI156];[.AI165];[.AI171];[.AI180];[.AI187];[.AI194];[.AI203];[.AI215])" office:value-type="float" office:value="0" calcext:value-type="float">
            <text:p>0</text:p>
          </table:table-cell>
          <table:table-cell table:style-name="ce22" table:formula="of:=([.B341]-9)*0.0277778" office:value-type="percentage" office:value="-0.2500002" calcext:value-type="percentage">
            <text:p>-25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1]/[.C349])" office:value-type="percentage" office:value="0.123287671232877" calcext:value-type="percentage">
            <text:p>12.33%</text:p>
          </table:table-cell>
          <table:table-cell table:style-name="ce23" table:formula="of:=IF(MAX([.B340:.B348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I144];[.AI154];[.AI160];[.AI167];[.AI176];[.AI186];[.AI196];[.AI204];[.AI214])" office:value-type="float" office:value="0" calcext:value-type="float">
            <text:p>0</text:p>
          </table:table-cell>
          <table:table-cell table:style-name="ce22" table:formula="of:=([.B342]-9)*0.0277778" office:value-type="percentage" office:value="-0.2500002" calcext:value-type="percentage">
            <text:p>-2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2]/[.C349])" office:value-type="percentage" office:value="0.123287671232877" calcext:value-type="percentage">
            <text:p>12.33%</text:p>
          </table:table-cell>
          <table:table-cell table:style-name="ce23" table:formula="of:=IF(MAX([.B340:.B348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I146];[.AI158];[.AI166];[.AI173];[.AI181];[.AI191];[.AI200];[.AI210];[.AI216])" office:value-type="float" office:value="0" calcext:value-type="float">
            <text:p>0</text:p>
          </table:table-cell>
          <table:table-cell table:style-name="ce22" table:formula="of:=([.B343]-9)*0.0277778" office:value-type="percentage" office:value="-0.2500002" calcext:value-type="percentage">
            <text:p>-25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3]/[.C349])" office:value-type="percentage" office:value="0.123287671232877" calcext:value-type="percentage">
            <text:p>12.33%</text:p>
          </table:table-cell>
          <table:table-cell table:style-name="ce23" table:formula="of:=IF(MAX([.B340:.B348])&lt;=[.B34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I142];[.AI153];[.AI164];[.AI172];[.AI182];[.AI190];[.AI198];[.AI207];[.AI218])" office:value-type="float" office:value="0" calcext:value-type="float">
            <text:p>0</text:p>
          </table:table-cell>
          <table:table-cell table:style-name="ce22" table:formula="of:=([.B344]-9)*0.0277778" office:value-type="percentage" office:value="-0.2500002" calcext:value-type="percentage">
            <text:p>-25.00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9])" office:value-type="percentage" office:value="0.123287671232877" calcext:value-type="percentage">
            <text:p>12.33%</text:p>
          </table:table-cell>
          <table:table-cell table:style-name="ce23" table:formula="of:=IF(MAX([.B340:.B348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I145];[.AI152];[.AI161];[.AI170];[.AI178];[.AI188];[.AI202];[.AI211];[.AI221])" office:value-type="float" office:value="0" calcext:value-type="float">
            <text:p>0</text:p>
          </table:table-cell>
          <table:table-cell table:style-name="ce22" table:formula="of:=([.B345]-9)*0.0277778" office:value-type="percentage" office:value="-0.2500002" calcext:value-type="percentage">
            <text:p>-25.00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5]/[.C349])" office:value-type="percentage" office:value="0.123287671232877" calcext:value-type="percentage">
            <text:p>12.33%</text:p>
          </table:table-cell>
          <table:table-cell table:style-name="ce23" table:formula="of:=IF(MAX([.B340:.B348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I148];[.AI155];[.AI163];[.AI175];[.AI184];[.AI192];[.AI201];[.AI209];[.AI219])" office:value-type="float" office:value="0" calcext:value-type="float">
            <text:p>0</text:p>
          </table:table-cell>
          <table:table-cell table:style-name="ce22" table:formula="of:=([.B346]-9)*0.0277778" office:value-type="percentage" office:value="-0.2500002" calcext:value-type="percentage">
            <text:p>-25.00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6]/[.C349])" office:value-type="percentage" office:value="0.123287671232877" calcext:value-type="percentage">
            <text:p>12.33%</text:p>
          </table:table-cell>
          <table:table-cell table:style-name="ce23" table:formula="of:=IF(MAX([.B340:.B348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I147];[.AI159];[.AI168];[.AI179];[.AI189];[.AI197];[.AI208];[.AI213];[.AI222])" office:value-type="float" office:value="0" calcext:value-type="float">
            <text:p>0</text:p>
          </table:table-cell>
          <table:table-cell table:style-name="ce22" table:formula="of:=([.B347]-9)*0.0277778" office:value-type="percentage" office:value="-0.2500002" calcext:value-type="percentage">
            <text:p>-25.00%</text:p>
          </table:table-cell>
          <table:table-cell table:style-name="ce18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7]/[.C349])" office:value-type="percentage" office:value="0.123287671232877" calcext:value-type="percentage">
            <text:p>12.33%</text:p>
          </table:table-cell>
          <table:table-cell table:style-name="ce23" table:formula="of:=IF(MAX([.B340:.B348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19" table:formula="of:=SUM([.AI143];[.AI151];[.AI162];[.AI174];[.AI183];[.AI193];[.AI199];[.AI206];[.AI217])" office:value-type="float" office:value="0" calcext:value-type="float">
            <text:p>0</text:p>
          </table:table-cell>
          <table:table-cell table:style-name="ce27" table:formula="of:=([.B348]-9)*0.0277778" office:value-type="percentage" office:value="-0.2500002" calcext:value-type="percentage">
            <text:p>-25.00%</text:p>
          </table:table-cell>
          <table:table-cell table:style-name="ce19" table:formula="of:=IF([.C348]&lt;=0.2;&quot;Very Low&quot;;IF([.C348]&lt;=0.36;&quot;Low&quot;;IF([.C348]&lt;=0.46;&quot;A Little Low&quot;;IF([.C348]&lt;=0.53;&quot;Average&quot;;IF([.C348]&lt;=0.63;&quot;A Little High&quot;;IF([.C348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48]/[.C349])" office:value-type="percentage" office:value="0.123287671232877" calcext:value-type="percentage">
            <text:p>12.33%</text:p>
          </table:table-cell>
          <table:table-cell table:style-name="ce23" table:formula="of:=IF(MAX([.B344:.B351])&lt;=[.B348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0"/>
          <table:table-cell table:style-name="ce23" table:formula="of:=SUM([.C340:.C348])" office:value-type="percentage" office:value="-2.0277794" calcext:value-type="percentage">
            <text:p>-202.78%</text:p>
          </table:table-cell>
          <table:table-cell table:style-name="ce20"/>
          <table:table-cell table:style-name="ce23" table:formula="of:=SUM([.E340:.E348])" office:value-type="percentage" office:value="1" calcext:value-type="percentage">
            <text:p>100.00%</text:p>
          </table:table-cell>
          <table:table-cell table:style-name="ce20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<text:span text:style-name="T14">² With (72/9)=8 items for each type, the Lowest possible Raw Score is (8*1)=8</text:span>, and the Highest possible Raw Score is (8*5)=4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)" office:value-type="float" office:value="8" calcext:value-type="float">
            <text:p>8</text:p>
          </table:table-cell>
          <table:table-cell table:style-name="ce22" table:formula="of:=([.B358]-12)*0.02083333" office:value-type="percentage" office:value="-0.08333332" calcext:value-type="percentage">
            <text:p>-8.33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8]/[.C367])" office:value-type="percentage" office:value="0.04" calcext:value-type="percentage">
            <text:p>4.00%</text:p>
          </table:table-cell>
          <table:table-cell table:style-name="ce23" table:formula="of:=IF(MAX([.B358:.B366])&lt;=[.B358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I167];[.AI179];[.AI188];[.AI200];[.AI209];[.AI217];[.AI224];[.AI232];[.AI240];[.AI250];[.AI259];[.AI267])" office:value-type="float" office:value="0" calcext:value-type="float">
            <text:p>0</text:p>
          </table:table-cell>
          <table:table-cell table:style-name="ce22" table:formula="of:=([.B359]-12)*0.02083333" office:value-type="percentage" office:value="-0.24999996" calcext:value-type="percentage">
            <text:p>-25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9]/[.C367])" office:value-type="percentage" office:value="0.12" calcext:value-type="percentage">
            <text:p>12.00%</text:p>
          </table:table-cell>
          <table:table-cell table:style-name="ce23" table:formula="of:=IF(MAX([.B358:.B366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I160];[.AI172];[.AI181];[.AI189];[.AI198];[.AI207];[.AI216];[.AI231];[.AI239];[.AI246];[.AI257];[.AI266])" office:value-type="float" office:value="0" calcext:value-type="float">
            <text:p>0</text:p>
          </table:table-cell>
          <table:table-cell table:style-name="ce22" table:formula="of:=([.B360]-12)*0.02083333" office:value-type="percentage" office:value="-0.24999996" calcext:value-type="percentage">
            <text:p>-2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0]/[.C367])" office:value-type="percentage" office:value="0.12" calcext:value-type="percentage">
            <text:p>12.00%</text:p>
          </table:table-cell>
          <table:table-cell table:style-name="ce23" table:formula="of:=IF(MAX([.B358:.B366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I163];[.AI171];[.AI176];[.AI187];[.AI197];[.AI206];[.AI215];[.AI225];[.AI234];[.AI242];[.AI249];[.AI258])" office:value-type="float" office:value="0" calcext:value-type="float">
            <text:p>0</text:p>
          </table:table-cell>
          <table:table-cell table:style-name="ce22" table:formula="of:=([.B361]-12)*0.02083333" office:value-type="percentage" office:value="-0.24999996" calcext:value-type="percentage">
            <text:p>-25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1]/[.C367])" office:value-type="percentage" office:value="0.12" calcext:value-type="percentage">
            <text:p>12.00%</text:p>
          </table:table-cell>
          <table:table-cell table:style-name="ce23" table:formula="of:=IF(MAX([.B358:.B366])&lt;=[.B36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I165];[.AI174];[.AI183];[.AI191];[.AI199];[.AI208];[.AI220];[.AI226];[.AI235];[.AI243];[.AI252];[.AI262])" office:value-type="float" office:value="0" calcext:value-type="float">
            <text:p>0</text:p>
          </table:table-cell>
          <table:table-cell table:style-name="ce22" table:formula="of:=([.B362]-12)*0.02083333" office:value-type="percentage" office:value="-0.24999996" calcext:value-type="percentage">
            <text:p>-25.00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7])" office:value-type="percentage" office:value="0.12" calcext:value-type="percentage">
            <text:p>12.00%</text:p>
          </table:table-cell>
          <table:table-cell table:style-name="ce23" table:formula="of:=IF(MAX([.B358:.B366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I162];[.AI169];[.AI178];[.AI186];[.AI194];[.AI202];[.AI211];[.AI223];[.AI230];[.AI241];[.AI251];[.AI261])" office:value-type="float" office:value="0" calcext:value-type="float">
            <text:p>0</text:p>
          </table:table-cell>
          <table:table-cell table:style-name="ce22" table:formula="of:=([.B363]-12)*0.02083333" office:value-type="percentage" office:value="-0.24999996" calcext:value-type="percentage">
            <text:p>-25.00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3]/[.C367])" office:value-type="percentage" office:value="0.12" calcext:value-type="percentage">
            <text:p>12.00%</text:p>
          </table:table-cell>
          <table:table-cell table:style-name="ce23" table:formula="of:=IF(MAX([.B358:.B366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I164];[.AI173];[.AI182];[.AI195];[.AI204];[.AI214];[.AI222];[.AI229];[.AI238];[.AI247];[.AI255];[.AI265])" office:value-type="float" office:value="0" calcext:value-type="float">
            <text:p>0</text:p>
          </table:table-cell>
          <table:table-cell table:style-name="ce22" table:formula="of:=([.B364]-12)*0.02083333" office:value-type="percentage" office:value="-0.24999996" calcext:value-type="percentage">
            <text:p>-25.00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4]/[.C367])" office:value-type="percentage" office:value="0.12" calcext:value-type="percentage">
            <text:p>12.00%</text:p>
          </table:table-cell>
          <table:table-cell table:style-name="ce23" table:formula="of:=IF(MAX([.B358:.B366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166];[.AI175];[.AI185];[.AI193];[.AI201];[.AI210];[.AI218];[.AI227];[.AI237];[.AI245];[.AI254];[.AI264])" office:value-type="float" office:value="0" calcext:value-type="float">
            <text:p>0</text:p>
          </table:table-cell>
          <table:table-cell table:style-name="ce22" table:formula="of:=([.B365]-12)*0.02083333" office:value-type="percentage" office:value="-0.24999996" calcext:value-type="percentage">
            <text:p>-25.00%</text:p>
          </table:table-cell>
          <table:table-cell table:style-name="ce18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5]/[.C367])" office:value-type="percentage" office:value="0.12" calcext:value-type="percentage">
            <text:p>12.00%</text:p>
          </table:table-cell>
          <table:table-cell table:style-name="ce23" table:formula="of:=IF(MAX([.B358:.B366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19" table:formula="of:=SUM([.AI161];[.AI170];[.AI180];[.AI190];[.AI196];[.AI203];[.AI213];[.AI221];[.AI233];[.AI244];[.AI253];[.AI260])" office:value-type="float" office:value="0" calcext:value-type="float">
            <text:p>0</text:p>
          </table:table-cell>
          <table:table-cell table:style-name="ce22" table:formula="of:=([.B366]-12)*0.02083333" office:value-type="percentage" office:value="-0.24999996" calcext:value-type="percentage">
            <text:p>-25.00%</text:p>
          </table:table-cell>
          <table:table-cell table:style-name="ce19" table:formula="of:=IF([.C366]&lt;=0.2;&quot;Very Low&quot;;IF([.C366]&lt;=0.36;&quot;Low&quot;;IF([.C366]&lt;=0.46;&quot;A Little Low&quot;;IF([.C366]&lt;=0.53;&quot;Average&quot;;IF([.C366]&lt;=0.63;&quot;A Little High&quot;;IF([.C366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66]/[.C367])" office:value-type="percentage" office:value="0.12" calcext:value-type="percentage">
            <text:p>12.00%</text:p>
          </table:table-cell>
          <table:table-cell table:style-name="ce23" table:formula="of:=IF(MAX([.B362:.B370])&lt;=[.B366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0"/>
          <table:table-cell table:style-name="ce23" table:formula="of:=SUM([.C358:.C366])" office:value-type="percentage" office:value="-2.083333" calcext:value-type="percentage">
            <text:p>-208.33%</text:p>
          </table:table-cell>
          <table:table-cell table:style-name="ce20"/>
          <table:table-cell table:style-name="ce23" table:formula="of:=SUM([.E358:.E366])" office:value-type="percentage" office:value="1" calcext:value-type="percentage">
            <text:p>100.00%</text:p>
          </table:table-cell>
          <table:table-cell table:style-name="ce20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<text:span text:style-name="T14">² With (72/9)=8 items for each type, the Lowest possible Raw Score is (8*1)=8</text:span>, and the Highest possible Raw Score is (8*5)=4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1048203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2-180_items-best'.A7:'combo-2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7:44:07.72149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2:10:51.364132220</dc:date>
    <meta:editing-duration>P1DT18H32M36S</meta:editing-duration>
    <meta:editing-cycles>185</meta:editing-cycles>
    <meta:document-statistic meta:table-count="1" meta:cell-count="1227" meta:object-count="0"/>
  </office:meta>
</office:document-meta>
</file>